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0098cc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80808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9cm" svg:stroke-color="#6fb544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9cm" svg:stroke-color="#ad649a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49cm" svg:stroke-color="#c47925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313cm" svg:height="1.749cm" svg:x="10.16cm" svg:y="13.614cm" svg:viewBox="0 0 1314 1750" draw:points="439,0 1314,437 0,1750">
            <text:p/>
          </draw:polygon>
          <draw:line draw:style-name="gr2" draw:text-style-name="P2" draw:layer="layout" svg:x1="8.849cm" svg:y1="13.178cm" svg:x2="8.849cm" svg:y2="16.678cm">
            <text:p/>
          </draw:line>
          <draw:line draw:style-name="gr2" draw:text-style-name="P2" draw:layer="layout" svg:x1="9.286cm" svg:y1="13.178cm" svg:x2="9.286cm" svg:y2="16.678cm">
            <text:p/>
          </draw:line>
          <draw:line draw:style-name="gr2" draw:text-style-name="P2" draw:layer="layout" svg:x1="9.724cm" svg:y1="13.178cm" svg:x2="9.724cm" svg:y2="16.678cm">
            <text:p/>
          </draw:line>
          <draw:line draw:style-name="gr2" draw:text-style-name="P2" draw:layer="layout" svg:x1="10.16cm" svg:y1="13.178cm" svg:x2="10.16cm" svg:y2="16.678cm">
            <text:p/>
          </draw:line>
          <draw:line draw:style-name="gr2" draw:text-style-name="P2" draw:layer="layout" svg:x1="10.599cm" svg:y1="13.178cm" svg:x2="10.599cm" svg:y2="16.678cm">
            <text:p/>
          </draw:line>
          <draw:line draw:style-name="gr2" draw:text-style-name="P2" draw:layer="layout" svg:x1="11.036cm" svg:y1="13.178cm" svg:x2="11.036cm" svg:y2="16.678cm">
            <text:p/>
          </draw:line>
          <draw:line draw:style-name="gr2" draw:text-style-name="P2" draw:layer="layout" svg:x1="11.474cm" svg:y1="13.178cm" svg:x2="11.474cm" svg:y2="16.678cm">
            <text:p/>
          </draw:line>
          <draw:line draw:style-name="gr2" draw:text-style-name="P2" draw:layer="layout" svg:x1="11.909cm" svg:y1="13.178cm" svg:x2="11.909cm" svg:y2="16.678cm">
            <text:p/>
          </draw:line>
          <draw:line draw:style-name="gr2" draw:text-style-name="P2" draw:layer="layout" svg:x1="12.349cm" svg:y1="13.178cm" svg:x2="12.349cm" svg:y2="16.678cm">
            <text:p/>
          </draw:line>
          <draw:line draw:style-name="gr2" draw:text-style-name="P2" draw:layer="layout" svg:x1="12.349cm" svg:y1="13.614cm" svg:x2="8.849cm" svg:y2="13.614cm">
            <text:p/>
          </draw:line>
          <draw:line draw:style-name="gr2" draw:text-style-name="P2" draw:layer="layout" svg:x1="12.349cm" svg:y1="14.053cm" svg:x2="8.849cm" svg:y2="14.053cm">
            <text:p/>
          </draw:line>
          <draw:line draw:style-name="gr2" draw:text-style-name="P2" draw:layer="layout" svg:x1="12.349cm" svg:y1="14.489cm" svg:x2="8.849cm" svg:y2="14.489cm">
            <text:p/>
          </draw:line>
          <draw:line draw:style-name="gr2" draw:text-style-name="P2" draw:layer="layout" svg:x1="12.349cm" svg:y1="14.928cm" svg:x2="8.849cm" svg:y2="14.928cm">
            <text:p/>
          </draw:line>
          <draw:line draw:style-name="gr2" draw:text-style-name="P2" draw:layer="layout" svg:x1="12.349cm" svg:y1="15.365cm" svg:x2="8.849cm" svg:y2="15.365cm">
            <text:p/>
          </draw:line>
          <draw:line draw:style-name="gr2" draw:text-style-name="P2" draw:layer="layout" svg:x1="12.349cm" svg:y1="15.803cm" svg:x2="8.849cm" svg:y2="15.803cm">
            <text:p/>
          </draw:line>
          <draw:line draw:style-name="gr2" draw:text-style-name="P2" draw:layer="layout" svg:x1="12.349cm" svg:y1="16.237cm" svg:x2="8.849cm" svg:y2="16.237cm">
            <text:p/>
          </draw:line>
          <draw:line draw:style-name="gr2" draw:text-style-name="P2" draw:layer="layout" svg:x1="12.349cm" svg:y1="16.678cm" svg:x2="8.849cm" svg:y2="16.678cm">
            <text:p/>
          </draw:line>
          <draw:line draw:style-name="gr2" draw:text-style-name="P2" draw:layer="layout" svg:x1="12.349cm" svg:y1="13.178cm" svg:x2="8.849cm" svg:y2="13.178cm">
            <text:p/>
          </draw:line>
          <draw:frame draw:style-name="gr3" draw:text-style-name="P4" draw:layer="layout" svg:width="0.705cm" svg:height="0.624cm" svg:x="10.455cm" svg:y="14.874cm">
            <draw:text-box>
              <text:p text:style-name="P3"><text:span text:style-name="T1">S</text:span></text:p>
            </draw:text-box>
          </draw:frame>
          <draw:polygon draw:style-name="gr4" draw:text-style-name="P1" draw:layer="layout" svg:width="1.31cm" svg:height="1.311cm" svg:x="8.849cm" svg:y="13.614cm" svg:viewBox="0 0 1311 1312" draw:points="0,0 1311,0 437,1312">
            <text:p/>
          </draw:polygon>
          <draw:polygon draw:style-name="gr5" draw:text-style-name="P1" draw:layer="layout" svg:width="1.749cm" svg:height="1.749cm" svg:x="8.849cm" svg:y="14.928cm" svg:viewBox="0 0 1750 1750" draw:points="1750,0 1750,1750 0,1311">
            <text:p/>
          </draw:polygon>
          <draw:polygon draw:style-name="gr6" draw:text-style-name="P1" draw:layer="layout" svg:width="2.184cm" svg:height="2.184cm" svg:x="9.724cm" svg:y="14.053cm" svg:viewBox="0 0 2185 2185" draw:points="2185,0 1750,2185 0,875">
            <text:p/>
          </draw:polygon>
          <draw:line draw:style-name="gr7" draw:text-style-name="P2" draw:layer="layout" svg:x1="10.512cm" svg:y1="14.84cm" svg:x2="10.687cm" svg:y2="15.015cm">
            <text:p/>
          </draw:line>
          <draw:line draw:style-name="gr7" draw:text-style-name="P2" draw:layer="layout" svg:x1="10.512cm" svg:y1="15.015cm" svg:x2="10.687cm" svg:y2="14.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14:41.173546955</meta:creation-date>
    <dc:date>2018-04-10T16:15:29.119077094</dc:date>
    <meta:editing-duration>PT48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